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08080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f0041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bf0041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411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2.4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3" style:family="graphic" style:parent-style-name="standard">
      <style:graphic-properties svg:stroke-width="0.212cm" svg:stroke-color="#000000" draw:marker-start-width="0.517cm" draw:marker-end-width="0.517cm" svg:stroke-opacity="0%" draw:opacity="0%" draw:opacity-name="" draw:textarea-horizontal-align="justify" draw:textarea-vertical-align="middle" draw:auto-grow-height="false" fo:min-height="15.5cm" fo:min-width="27.5cm" fo:padding-top="0.23cm" fo:padding-bottom="0.23cm" fo:padding-left="0.355cm" fo:padding-right="0.355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svg:stroke-color="#000000" draw:fill-color="#00a933" draw:opacity="60%" draw:textarea-horizontal-align="justify" draw:textarea-vertical-align="middle" draw:auto-grow-height="false" fo:min-height="15.5cm" fo:min-width="8.8cm"/>
    </style:style>
    <style:style style:name="gr26" style:family="graphic" style:parent-style-name="standard">
      <style:graphic-properties svg:stroke-color="#000000" draw:fill-color="#ff0000" draw:opacity="60%" draw:textarea-horizontal-align="justify" draw:textarea-vertical-align="middle" draw:auto-grow-height="false" fo:min-height="15.5cm" fo:min-width="8.9cm"/>
    </style:style>
    <style:style style:name="gr27" style:family="graphic" style:parent-style-name="standard">
      <style:graphic-properties svg:stroke-color="#000000" draw:fill-color="#ffff00" draw:opacity="60%" draw:textarea-horizontal-align="justify" draw:textarea-vertical-align="middle" draw:auto-grow-height="false" fo:min-height="15.5cm" fo:min-width="8.8cm"/>
    </style:style>
    <style:style style:name="gr28" style:family="graphic" style:parent-style-name="standard">
      <style:graphic-properties svg:stroke-color="#000000" svg:stroke-opacity="50%" draw:fill-color="#eeeeee" draw:textarea-horizontal-align="justify" draw:textarea-vertical-align="middle" draw:auto-grow-height="false" fo:min-height="0.335cm" fo:min-width="1.013cm"/>
    </style:style>
    <style:style style:name="gr29" style:family="graphic" style:parent-style-name="standard">
      <style:graphic-properties svg:stroke-color="#000000" svg:stroke-opacity="50%" draw:fill-color="#eeeeee" draw:textarea-horizontal-align="justify" draw:textarea-vertical-align="middle" draw:auto-grow-height="false" fo:min-height="0.335cm" fo:min-width="0.949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5pt"/>
    </style:style>
    <style:style style:name="P6" style:family="paragraph">
      <loext:graphic-properties draw:fill="none" draw:fill-color="#ffffff"/>
      <style:text-properties fo:font-size="15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justify"/>
      <style:text-properties fo:font-size="18pt"/>
    </style:style>
    <style:style style:name="P9" style:family="paragraph">
      <loext:graphic-properties draw:fill="none" draw:fill-color="#ffffff"/>
      <style:paragraph-properties fo:text-align="justify"/>
      <style:text-properties fo:font-size="18pt"/>
    </style:style>
    <style:style style:name="P10" style:family="paragraph">
      <style:text-properties fo:font-size="18pt" fo:font-weight="bold"/>
    </style:style>
    <style:style style:name="P11" style:family="paragraph">
      <loext:graphic-properties draw:fill="none" draw:fill-color="#ffffff"/>
      <style:text-properties fo:font-size="18pt" fo:font-weight="bold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opacity="0%"/>
      <style:paragraph-properties fo:text-align="center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loext:graphic-properties draw:fill-color="#00a933" draw:opacity="60%"/>
      <style:paragraph-properties fo:text-align="center"/>
    </style:style>
    <style:style style:name="P17" style:family="paragraph">
      <loext:graphic-properties draw:fill-color="#ff0000" draw:opacity="60%"/>
      <style:paragraph-properties fo:text-align="center"/>
    </style:style>
    <style:style style:name="P18" style:family="paragraph">
      <loext:graphic-properties draw:fill-color="#ffff00" draw:opacity="60%"/>
      <style:paragraph-properties fo:text-align="center"/>
    </style:style>
    <style:style style:name="P19" style:family="paragraph">
      <style:text-properties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loext:graphic-properties draw:fill-color="#eeeeee"/>
      <style:paragraph-properties fo:text-align="center"/>
    </style:style>
    <style:style style:name="T1" style:family="text">
      <style:text-properties style:text-position="0% 100%" fo:font-size="15pt"/>
    </style:style>
    <style:style style:name="T2" style:family="text">
      <style:text-properties style:text-position="-33% 58%" fo:font-size="15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3d:scene draw:style-name="gr1" svg:width="1.117cm" svg:height="1.117cm" svg:x="3.772cm" svg:y="2.8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1.117cm" svg:height="1.117cm" svg:x="0.7cm" svg:y="6.4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6.983cm" svg:y="6.2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3.772cm" svg:y="7.4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custom-shape draw:style-name="gr5" draw:text-style-name="P1" draw:layer="layout" svg:width="0.337cm" svg:height="2.752cm" draw:transform="skewX (0.00209439510239323) rotate (0.785398163397448) translate (4.938cm 4.201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338cm" svg:height="2.752cm" draw:transform="rotate (0.000174532925199383) translate (4.094cm 4.276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338cm" svg:height="2.752cm" draw:transform="skewX (-0.000349065850398889) rotate (-0.719948316447664) translate (3.353cm 3.962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1.2cm" svg:height="1.427cm" svg:x="3.9cm" svg:y="2.083cm">
          <draw:text-box>
            <text:p text:style-name="P2"><text:span text:style-name="T1">P</text:span><text:span text:style-name="T2">1</text:span></text:p>
          </draw:text-box>
        </draw:frame>
        <draw:frame draw:style-name="gr7" draw:text-style-name="P3" draw:layer="layout" svg:width="1.2cm" svg:height="1.427cm" svg:x="0.7cm" svg:y="7.492cm">
          <draw:text-box>
            <text:p text:style-name="P2"><text:span text:style-name="T1">P</text:span><text:span text:style-name="T2">2</text:span></text:p>
          </draw:text-box>
        </draw:frame>
        <draw:frame draw:style-name="gr8" draw:text-style-name="P3" draw:layer="layout" svg:width="1.2cm" svg:height="1.427cm" svg:x="3.9cm" svg:y="8.445cm">
          <draw:text-box>
            <text:p text:style-name="P2"><text:span text:style-name="T1">P</text:span><text:span text:style-name="T2">3</text:span></text:p>
          </draw:text-box>
        </draw:frame>
        <draw:frame draw:style-name="gr9" draw:text-style-name="P3" draw:layer="layout" svg:width="1.2cm" svg:height="1.427cm" svg:x="7.2cm" svg:y="7.345cm">
          <draw:text-box>
            <text:p text:style-name="P2"><text:span text:style-name="T1">P</text:span><text:span text:style-name="T2">4</text:span></text:p>
          </draw:text-box>
        </draw:frame>
        <dr3d:scene draw:style-name="gr1" svg:width="1.117cm" svg:height="1.117cm" svg:x="3.772cm" svg:y="2.8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1.117cm" svg:height="1.117cm" svg:x="0.7cm" svg:y="6.4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6.983cm" svg:y="6.28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3.772cm" svg:y="7.4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custom-shape draw:style-name="gr10" draw:text-style-name="P4" draw:layer="layout" svg:width="0.337cm" svg:height="2.752cm" draw:transform="skewX (0.00209439510239323) rotate (0.785398163397448) translate (4.938cm 4.202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338cm" svg:height="2.752cm" draw:transform="rotate (0.000174532925199383) translate (4.094cm 4.277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338cm" svg:height="2.752cm" draw:transform="skewX (-0.000349065850398889) rotate (-0.719948316447664) translate (3.353cm 3.963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3d:scene draw:style-name="gr1" svg:width="1.117cm" svg:height="1.117cm" svg:x="13.272cm" svg:y="2.8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1.117cm" svg:height="1.117cm" svg:x="10.2cm" svg:y="6.3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16.483cm" svg:y="6.48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13.272cm" svg:y="7.4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custom-shape draw:style-name="gr10" draw:text-style-name="P4" draw:layer="layout" svg:width="0.337cm" svg:height="2.752cm" draw:transform="skewX (0.00209439510239323) rotate (-2.35619449019235) translate (16.626cm 5.915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1.2cm" svg:height="1.427cm" svg:x="13.4cm" svg:y="2.084cm">
          <draw:text-box>
            <text:p text:style-name="P5"><text:span text:style-name="T3">P</text:span><text:span text:style-name="T4">1</text:span></text:p>
          </draw:text-box>
        </draw:frame>
        <draw:frame draw:style-name="gr12" draw:text-style-name="P3" draw:layer="layout" svg:width="1.2cm" svg:height="1.427cm" svg:x="10.2cm" svg:y="7.393cm">
          <draw:text-box>
            <text:p text:style-name="P2"><text:span text:style-name="T1">P</text:span><text:span text:style-name="T2">2</text:span></text:p>
          </draw:text-box>
        </draw:frame>
        <draw:frame draw:style-name="gr13" draw:text-style-name="P3" draw:layer="layout" svg:width="1.2cm" svg:height="1.427cm" svg:x="13.4cm" svg:y="8.446cm">
          <draw:text-box>
            <text:p text:style-name="P2"><text:span text:style-name="T1">P</text:span><text:span text:style-name="T2">3</text:span></text:p>
          </draw:text-box>
        </draw:frame>
        <draw:frame draw:style-name="gr14" draw:text-style-name="P3" draw:layer="layout" svg:width="1.2cm" svg:height="1.427cm" svg:x="16.7cm" svg:y="7.446cm">
          <draw:text-box>
            <text:p text:style-name="P2"><text:span text:style-name="T1">P</text:span><text:span text:style-name="T2">4</text:span></text:p>
          </draw:text-box>
        </draw:frame>
        <dr3d:scene draw:style-name="gr1" svg:width="1.117cm" svg:height="1.117cm" svg:x="22.772cm" svg:y="2.84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1.117cm" svg:height="1.117cm" svg:x="19.7cm" svg:y="6.5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25.983cm" svg:y="6.28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1.117cm" svg:height="1.117cm" svg:x="22.772cm" svg:y="7.4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custom-shape draw:style-name="gr10" draw:text-style-name="P4" draw:layer="layout" svg:width="0.337cm" svg:height="2.752cm" draw:transform="skewX (0.00209439510239323) rotate (0.785398163397448) translate (23.938cm 4.203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338cm" svg:height="2.752cm" draw:transform="rotate (0.000174532925199383) translate (23.094cm 4.278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338cm" svg:height="2.752cm" draw:transform="skewX (-0.000349065850398889) rotate (-0.719948316447664) translate (22.353cm 3.964cm)">
          <text:p/>
          <draw:enhanced-geometry svg:viewBox="0 0 21600 21600" draw:text-areas="?f0 0 ?f2 ?f5" draw:mirror-horizontal="false" draw:mirror-vertical="false" draw:type="down-arrow" draw:modifiers="18905.476673428 7911.111111111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" draw:layer="layout" svg:width="1.2cm" svg:height="1.427cm" svg:x="22.9cm" svg:y="2.085cm">
          <draw:text-box>
            <text:p text:style-name="P2"><text:span text:style-name="T1">P</text:span><text:span text:style-name="T2">1</text:span></text:p>
          </draw:text-box>
        </draw:frame>
        <draw:frame draw:style-name="gr16" draw:text-style-name="P3" draw:layer="layout" svg:width="1.2cm" svg:height="1.427cm" svg:x="19.7cm" svg:y="7.594cm">
          <draw:text-box>
            <text:p text:style-name="P2"><text:span text:style-name="T1">P</text:span><text:span text:style-name="T2">2</text:span></text:p>
          </draw:text-box>
        </draw:frame>
        <draw:frame draw:style-name="gr17" draw:text-style-name="P3" draw:layer="layout" svg:width="1.2cm" svg:height="1.427cm" svg:x="22.9cm" svg:y="8.447cm">
          <draw:text-box>
            <text:p text:style-name="P2"><text:span text:style-name="T1">P</text:span><text:span text:style-name="T2">3</text:span></text:p>
          </draw:text-box>
        </draw:frame>
        <draw:frame draw:style-name="gr18" draw:text-style-name="P3" draw:layer="layout" svg:width="1.2cm" svg:height="1.427cm" svg:x="26.2cm" svg:y="7.347cm">
          <draw:text-box>
            <text:p text:style-name="P2"><text:span text:style-name="T1">P</text:span><text:span text:style-name="T2">4</text:span></text:p>
          </draw:text-box>
        </draw:frame>
        <draw:connector draw:style-name="gr19" draw:text-style-name="P7" draw:layer="layout" draw:type="line" svg:x1="9.05cm" svg:y1="-0.028cm" svg:x2="9.11cm" svg:y2="15.705cm" svg:d="M9050-28l60 15733" svg:viewBox="0 0 61 15734">
          <text:p/>
        </draw:connector>
        <draw:connector draw:style-name="gr19" draw:text-style-name="P7" draw:layer="layout" draw:type="line" svg:x1="18.627cm" svg:y1="0cm" svg:x2="18.68cm" svg:y2="15.765cm" svg:d="M18627 0l53 15765" svg:viewBox="0 0 54 15766">
          <text:p/>
        </draw:connector>
        <draw:frame draw:style-name="gr20" draw:text-style-name="P9" draw:layer="layout" svg:width="9.11cm" svg:height="2.384cm" svg:x="0cm" svg:y="10.344cm">
          <draw:text-box>
            <text:p text:style-name="P8">O processo principal envia o bloco para ser minerado pelos outros processos da rede.</text:p>
          </draw:text-box>
        </draw:frame>
        <draw:frame draw:style-name="gr21" draw:text-style-name="P11" draw:layer="layout" svg:width="2.852cm" svg:height="0.962cm" svg:x="0.3cm" svg:y="0.8cm">
          <draw:text-box>
            <text:p text:style-name="P10">1ª Parte</text:p>
          </draw:text-box>
        </draw:frame>
        <draw:frame draw:style-name="gr21" draw:text-style-name="P13" draw:layer="layout" svg:width="2.852cm" svg:height="0.962cm" svg:x="9.5cm" svg:y="0.8cm">
          <draw:text-box>
            <text:p text:style-name="P12"><text:span text:style-name="T5">2ª Parte</text:span></text:p>
          </draw:text-box>
        </draw:frame>
        <draw:frame draw:style-name="gr21" draw:text-style-name="P11" draw:layer="layout" svg:width="2.852cm" svg:height="0.962cm" svg:x="19cm" svg:y="0.9cm">
          <draw:text-box>
            <text:p text:style-name="P10">3ª Parte</text:p>
          </draw:text-box>
        </draw:frame>
        <draw:frame draw:style-name="gr22" draw:text-style-name="P9" draw:layer="layout" svg:width="9.42cm" svg:height="3.806cm" svg:x="9.207cm" svg:y="10.344cm">
          <draw:text-box>
            <text:p text:style-name="P8">O 1º processo que encontrar a solução para o desafio retorna para o processo principal.</text:p>
          </draw:text-box>
        </draw:frame>
        <draw:frame draw:style-name="gr22" draw:text-style-name="P9" draw:layer="layout" svg:width="9.32cm" svg:height="3.806cm" svg:x="18.68cm" svg:y="10.344cm">
          <draw:text-box>
            <text:p text:style-name="P8">Então o processo principal vai enviar a solução do desafio para os processos da rede conferirem se ela resolve o problema.</text:p>
          </draw:text-box>
        </draw:frame>
        <draw:custom-shape draw:style-name="gr23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25" draw:text-style-name="P16" draw:layer="layout" svg:width="9.3cm" svg:height="15.75cm" svg:x="18.7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9.4cm" svg:height="15.75cm" svg:x="9.3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9.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3.563cm" svg:height="0.962cm" svg:x="2.5cm" svg:y="7.1cm">
          <draw:text-box>
            <text:p text:style-name="P19"><text:span text:style-name="T6">Blockchain</text:span></text:p>
          </draw:text-box>
        </draw:frame>
        <draw:frame draw:style-name="gr21" draw:text-style-name="P13" draw:layer="layout" svg:width="1.526cm" svg:height="0.962cm" svg:x="13.174cm" svg:y="7.2cm">
          <draw:text-box>
            <text:p text:style-name="P12">API</text:p>
          </draw:text-box>
        </draw:frame>
        <draw:frame draw:style-name="gr21" draw:text-style-name="P13" draw:layer="layout" svg:width="4.583cm" svg:height="0.962cm" svg:x="21.017cm" svg:y="7.2cm">
          <draw:text-box>
            <text:p text:style-name="P12">Aplicação <text:span text:style-name="T6">web</text:span></text:p>
          </draw:text-box>
        </draw:frame>
        <draw:custom-shape draw:style-name="gr28" draw:text-style-name="P21" draw:layer="layout" svg:width="3.025cm" svg:height="1.755cm" draw:transform="rotate (-1.58807508638964) translate (20.038cm 8.393cm)">
          <text:p/>
          <draw:enhanced-geometry svg:viewBox="0 0 21600 21600" draw:glue-points="?f0 0 ?f1 10800 0 21600 10800 21600 21600 21600 ?f7 10800" draw:text-areas="?f1 10800 ?f2 18000 ?f3 7200 ?f4 21600" draw:type="isosceles-triangle" draw:modifiers="10476.19047619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2.896cm" svg:height="1.755cm" draw:transform="rotate (1.55700822570414) translate (17.362cm 8.271cm)">
          <text:p/>
          <draw:enhanced-geometry svg:viewBox="0 0 21600 21600" draw:glue-points="?f0 0 ?f1 10800 0 21600 10800 21600 21600 21600 ?f7 10800" draw:text-areas="?f1 10800 ?f2 18000 ?f3 7200 ?f4 21600" draw:type="isosceles-triangle" draw:modifiers="10476.19047619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1" draw:layer="layout" svg:width="3.025cm" svg:height="1.755cm" draw:transform="rotate (-1.58807508638964) translate (10.626cm 8.378cm)">
          <text:p/>
          <draw:enhanced-geometry svg:viewBox="0 0 21600 21600" draw:glue-points="?f0 0 ?f1 10800 0 21600 10800 21600 21600 21600 ?f7 10800" draw:text-areas="?f1 10800 ?f2 18000 ?f3 7200 ?f4 21600" draw:type="isosceles-triangle" draw:modifiers="10476.19047619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2.896cm" svg:height="1.755cm" draw:transform="rotate (1.55700822570414) translate (7.972cm 8.283cm)">
          <text:p/>
          <draw:enhanced-geometry svg:viewBox="0 0 21600 21600" draw:glue-points="?f0 0 ?f1 10800 0 21600 10800 21600 21600 21600 ?f7 10800" draw:text-areas="?f1 10800 ?f2 18000 ?f3 7200 ?f4 21600" draw:type="isosceles-triangle" draw:modifiers="10476.19047619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a933" draw:end-color="#666666" draw:start-intensity="100%" draw:end-intensity="100%" draw:angle="0" draw:border="11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02:03:34.428922698</meta:creation-date>
    <dc:date>2020-06-04T09:33:06.292400645</dc:date>
    <meta:editing-duration>PT28M57S</meta:editing-duration>
    <meta:editing-cycles>6</meta:editing-cycles>
    <meta:generator>LibreOffice/6.4.3.2$Linux_X86_64 LibreOffice_project/40$Build-2</meta:generator>
    <meta:document-statistic meta:object-count="98"/>
  </office:meta>
</office:document-meta>
</file>